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ard">
      <style:paragraph-properties fo:margin-top="0.7083in" fo:margin-bottom="0.7083in" style:contextual-spacing="false"/>
    </style:style>
    <style:style style:name="P2" style:family="paragraph" style:parent-style-name="Card">
      <style:paragraph-properties fo:margin-top="0.7083in" fo:margin-bottom="0.7083in" style:contextual-spacing="false"/>
      <style:text-properties fo:font-size="48pt" style:font-size-asian="48pt"/>
    </style:style>
    <style:style style:name="T1" style:family="text">
      <style:text-properties fo:font-size="48pt" style:font-size-asian="48pt"/>
    </style:style>
    <style:style style:name="T2" style:family="text">
      <style:text-properties fo:font-size="48pt" fo:language="en" fo:country="US" style:font-size-asian="48pt" style:language-asian="en" style:country-asian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0 </text:span><text:span text:style-name="T2">×</text:span><text:span text:style-name="T1"> 0 =</text:span></text:p>
          </table:table-cell>
          <table:table-cell table:style-name="Table1.A1" office:value-type="string">
            <text:p text:style-name="P1"><text:span text:style-name="T1">1 </text:span><text:span text:style-name="T2">×</text:span><text:span text:style-name="T1"> 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 </text:span><text:span text:style-name="T2">×</text:span><text:span text:style-name="T1"> 0 =</text:span></text:p>
          </table:table-cell>
          <table:table-cell table:style-name="Table1.A1" office:value-type="string">
            <text:p text:style-name="P1"><text:span text:style-name="T1">3 </text:span><text:span text:style-name="T2">×</text:span><text:span text:style-name="T1"> 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4 </text:span><text:span text:style-name="T2">×</text:span><text:span text:style-name="T1"> 0 =</text:span></text:p>
          </table:table-cell>
          <table:table-cell table:style-name="Table1.A1" office:value-type="string">
            <text:p text:style-name="P1"><text:span text:style-name="T1">5 </text:span><text:span text:style-name="T2">×</text:span><text:span text:style-name="T1"> 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6 </text:span><text:span text:style-name="T2">×</text:span><text:span text:style-name="T1"> 0 =</text:span></text:p>
          </table:table-cell>
          <table:table-cell table:style-name="Table1.A1" office:value-type="string">
            <text:p text:style-name="P1"><text:span text:style-name="T1">7 </text:span><text:span text:style-name="T2">×</text:span><text:span text:style-name="T1"> 0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8 </text:span><text:span text:style-name="T2">×</text:span><text:span text:style-name="T1"> 0 =</text:span></text:p>
          </table:table-cell>
          <table:table-cell table:style-name="Table1.A1" office:value-type="string">
            <text:p text:style-name="P1"><text:span text:style-name="T1">9 </text:span><text:span text:style-name="T2">×</text:span><text:span text:style-name="T1"> 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0 </text:span><text:span text:style-name="T2">×</text:span><text:span text:style-name="T1"> 0 =</text:span></text:p>
          </table:table-cell>
          <table:table-cell table:style-name="Table1.A1" office:value-type="string">
            <text:p text:style-name="P1"><text:span text:style-name="T1">11 </text:span><text:span text:style-name="T2">×</text:span><text:span text:style-name="T1"> 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 </text:span><text:span text:style-name="T2">×</text:span><text:span text:style-name="T1"> 1 =</text:span></text:p>
          </table:table-cell>
          <table:table-cell table:style-name="Table1.A1" office:value-type="string">
            <text:p text:style-name="P1"><text:span text:style-name="T1">2 </text:span><text:span text:style-name="T2">×</text:span><text:span text:style-name="T1"> 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 </text:span><text:span text:style-name="T2">×</text:span><text:span text:style-name="T1"> 1 =</text:span></text:p>
          </table:table-cell>
          <table:table-cell table:style-name="Table1.A1" office:value-type="string">
            <text:p text:style-name="P1"><text:span text:style-name="T1">4 </text:span><text:span text:style-name="T2">×</text:span><text:span text:style-name="T1"> 1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5 </text:span><text:span text:style-name="T2">×</text:span><text:span text:style-name="T1"> 1 =</text:span></text:p>
          </table:table-cell>
          <table:table-cell table:style-name="Table1.A1" office:value-type="string">
            <text:p text:style-name="P1"><text:span text:style-name="T1">6 </text:span><text:span text:style-name="T2">×</text:span><text:span text:style-name="T1"> 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7 </text:span><text:span text:style-name="T2">×</text:span><text:span text:style-name="T1"> 1 =</text:span></text:p>
          </table:table-cell>
          <table:table-cell table:style-name="Table1.A1" office:value-type="string">
            <text:p text:style-name="P1"><text:span text:style-name="T1">8 </text:span><text:span text:style-name="T2">×</text:span><text:span text:style-name="T1"> 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9 </text:span><text:span text:style-name="T2">×</text:span><text:span text:style-name="T1"> 1 =</text:span></text:p>
          </table:table-cell>
          <table:table-cell table:style-name="Table1.A1" office:value-type="string">
            <text:p text:style-name="P1"><text:span text:style-name="T1">10 </text:span><text:span text:style-name="T2">×</text:span><text:span text:style-name="T1"> 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1 </text:span><text:span text:style-name="T2">×</text:span><text:span text:style-name="T1"> 1 =</text:span></text:p>
          </table:table-cell>
          <table:table-cell table:style-name="Table1.A1" office:value-type="string">
            <text:p text:style-name="P1"><text:span text:style-name="T1">2 </text:span><text:span text:style-name="T2">×</text:span><text:span text:style-name="T1"> 2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2 </text:span><text:span text:style-name="T2">×</text:span><text:span text:style-name="T1"> 3 =</text:span></text:p>
          </table:table-cell>
          <table:table-cell table:style-name="Table1.A1" office:value-type="string">
            <text:p text:style-name="P1"><text:span text:style-name="T1">2 </text:span><text:span text:style-name="T2">×</text:span><text:span text:style-name="T1"> 4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 </text:span><text:span text:style-name="T2">×</text:span><text:span text:style-name="T1"> 5 =</text:span></text:p>
          </table:table-cell>
          <table:table-cell table:style-name="Table1.A1" office:value-type="string">
            <text:p text:style-name="P1"><text:span text:style-name="T1">2 </text:span><text:span text:style-name="T2">×</text:span><text:span text:style-name="T1"> 6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 </text:span><text:span text:style-name="T2">×</text:span><text:span text:style-name="T1"> 7 =</text:span></text:p>
          </table:table-cell>
          <table:table-cell table:style-name="Table1.A1" office:value-type="string">
            <text:p text:style-name="P1"><text:span text:style-name="T1">2 </text:span><text:span text:style-name="T2">×</text:span><text:span text:style-name="T1"> 8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 </text:span><text:span text:style-name="T2">×</text:span><text:span text:style-name="T1"> 9 =</text:span></text:p>
          </table:table-cell>
          <table:table-cell table:style-name="Table1.A1" office:value-type="string">
            <text:p text:style-name="P1"><text:span text:style-name="T1">2 </text:span><text:span text:style-name="T2">×</text:span><text:span text:style-name="T1"> 10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2 </text:span><text:span text:style-name="T2">×</text:span><text:span text:style-name="T1"> 11 =</text:span></text:p>
          </table:table-cell>
          <table:table-cell table:style-name="Table1.A1" office:value-type="string">
            <text:p text:style-name="P1"><text:span text:style-name="T1">3 </text:span><text:span text:style-name="T2">×</text:span><text:span text:style-name="T1"> 3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 </text:span><text:span text:style-name="T2">×</text:span><text:span text:style-name="T1"> 4 =</text:span></text:p>
          </table:table-cell>
          <table:table-cell table:style-name="Table1.A1" office:value-type="string">
            <text:p text:style-name="P1"><text:span text:style-name="T1">3 </text:span><text:span text:style-name="T2">×</text:span><text:span text:style-name="T1"> 5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 </text:span><text:span text:style-name="T2">×</text:span><text:span text:style-name="T1"> 6 =</text:span></text:p>
          </table:table-cell>
          <table:table-cell table:style-name="Table1.A1" office:value-type="string">
            <text:p text:style-name="P1"><text:span text:style-name="T1">3 </text:span><text:span text:style-name="T2">×</text:span><text:span text:style-name="T1"> 7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 </text:span><text:span text:style-name="T2">×</text:span><text:span text:style-name="T1"> 8 =</text:span></text:p>
          </table:table-cell>
          <table:table-cell table:style-name="Table1.A1" office:value-type="string">
            <text:p text:style-name="P1"><text:span text:style-name="T1">3 </text:span><text:span text:style-name="T2">×</text:span><text:span text:style-name="T1"> 9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3 </text:span><text:span text:style-name="T2">×</text:span><text:span text:style-name="T1"> 10 =</text:span></text:p>
          </table:table-cell>
          <table:table-cell table:style-name="Table1.A1" office:value-type="string">
            <text:p text:style-name="P1"><text:span text:style-name="T1">3 </text:span><text:span text:style-name="T2">×</text:span><text:span text:style-name="T1"> 1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4 </text:span><text:span text:style-name="T2">×</text:span><text:span text:style-name="T1"> 4 =</text:span></text:p>
          </table:table-cell>
          <table:table-cell table:style-name="Table1.A1" office:value-type="string">
            <text:p text:style-name="P1"><text:span text:style-name="T1">4 </text:span><text:span text:style-name="T2">×</text:span><text:span text:style-name="T1"> 5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4 </text:span><text:span text:style-name="T2">×</text:span><text:span text:style-name="T1"> 6 =</text:span></text:p>
          </table:table-cell>
          <table:table-cell table:style-name="Table1.A1" office:value-type="string">
            <text:p text:style-name="P1"><text:span text:style-name="T1">4 </text:span><text:span text:style-name="T2">×</text:span><text:span text:style-name="T1"> 7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4 </text:span><text:span text:style-name="T2">×</text:span><text:span text:style-name="T1"> 8 =</text:span></text:p>
          </table:table-cell>
          <table:table-cell table:style-name="Table1.A1" office:value-type="string">
            <text:p text:style-name="P1"><text:span text:style-name="T1">4 </text:span><text:span text:style-name="T2">×</text:span><text:span text:style-name="T1"> 9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4 </text:span><text:span text:style-name="T2">×</text:span><text:span text:style-name="T1"> 10 =</text:span></text:p>
          </table:table-cell>
          <table:table-cell table:style-name="Table1.A1" office:value-type="string">
            <text:p text:style-name="P1"><text:span text:style-name="T1">4 </text:span><text:span text:style-name="T2">×</text:span><text:span text:style-name="T1"> 1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5 </text:span><text:span text:style-name="T2">×</text:span><text:span text:style-name="T1"> 5 =</text:span></text:p>
          </table:table-cell>
          <table:table-cell table:style-name="Table1.A1" office:value-type="string">
            <text:p text:style-name="P1"><text:span text:style-name="T1">5 </text:span><text:span text:style-name="T2">×</text:span><text:span text:style-name="T1"> 6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5 </text:span><text:span text:style-name="T2">×</text:span><text:span text:style-name="T1"> 7 =</text:span></text:p>
          </table:table-cell>
          <table:table-cell table:style-name="Table1.A1" office:value-type="string">
            <text:p text:style-name="P1"><text:span text:style-name="T1">5 </text:span><text:span text:style-name="T2">×</text:span><text:span text:style-name="T1"> 8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5 </text:span><text:span text:style-name="T2">×</text:span><text:span text:style-name="T1"> 9 =</text:span></text:p>
          </table:table-cell>
          <table:table-cell table:style-name="Table1.A1" office:value-type="string">
            <text:p text:style-name="P1"><text:span text:style-name="T1">5 </text:span><text:span text:style-name="T2">×</text:span><text:span text:style-name="T1"> 10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5 </text:span><text:span text:style-name="T2">×</text:span><text:span text:style-name="T1"> 11 =</text:span></text:p>
          </table:table-cell>
          <table:table-cell table:style-name="Table1.A1" office:value-type="string">
            <text:p text:style-name="P1"><text:span text:style-name="T1">6 </text:span><text:span text:style-name="T2">×</text:span><text:span text:style-name="T1"> 6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6 </text:span><text:span text:style-name="T2">×</text:span><text:span text:style-name="T1"> 7 =</text:span></text:p>
          </table:table-cell>
          <table:table-cell table:style-name="Table1.A1" office:value-type="string">
            <text:p text:style-name="P1"><text:span text:style-name="T1">6 </text:span><text:span text:style-name="T2">×</text:span><text:span text:style-name="T1"> 8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6 </text:span><text:span text:style-name="T2">×</text:span><text:span text:style-name="T1"> 9 =</text:span></text:p>
          </table:table-cell>
          <table:table-cell table:style-name="Table1.A1" office:value-type="string">
            <text:p text:style-name="P1"><text:span text:style-name="T1">6 </text:span><text:span text:style-name="T2">×</text:span><text:span text:style-name="T1"> 1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6 </text:span><text:span text:style-name="T2">×</text:span><text:span text:style-name="T1"> 11 =</text:span></text:p>
          </table:table-cell>
          <table:table-cell table:style-name="Table1.A1" office:value-type="string">
            <text:p text:style-name="P1"><text:span text:style-name="T1">7 </text:span><text:span text:style-name="T2">×</text:span><text:span text:style-name="T1"> 7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7 </text:span><text:span text:style-name="T2">×</text:span><text:span text:style-name="T1"> 8 =</text:span></text:p>
          </table:table-cell>
          <table:table-cell table:style-name="Table1.A1" office:value-type="string">
            <text:p text:style-name="P1"><text:span text:style-name="T1">7 </text:span><text:span text:style-name="T2">×</text:span><text:span text:style-name="T1"> 9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7 </text:span><text:span text:style-name="T2">×</text:span><text:span text:style-name="T1"> 10 =</text:span></text:p>
          </table:table-cell>
          <table:table-cell table:style-name="Table1.A1" office:value-type="string">
            <text:p text:style-name="P1"><text:span text:style-name="T1">7 </text:span><text:span text:style-name="T2">×</text:span><text:span text:style-name="T1"> 11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8 </text:span><text:span text:style-name="T2">×</text:span><text:span text:style-name="T1"> 8 =</text:span></text:p>
          </table:table-cell>
          <table:table-cell table:style-name="Table1.A1" office:value-type="string">
            <text:p text:style-name="P1"><text:span text:style-name="T1">8 </text:span><text:span text:style-name="T2">×</text:span><text:span text:style-name="T1"> 9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8 </text:span><text:span text:style-name="T2">×</text:span><text:span text:style-name="T1"> 10 =</text:span></text:p>
          </table:table-cell>
          <table:table-cell table:style-name="Table1.A1" office:value-type="string">
            <text:p text:style-name="P1"><text:span text:style-name="T1">8 </text:span><text:span text:style-name="T2">×</text:span><text:span text:style-name="T1"> 11 =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1">9 </text:span><text:span text:style-name="T2">×</text:span><text:span text:style-name="T1"> 9 =</text:span></text:p>
          </table:table-cell>
          <table:table-cell table:style-name="Table1.A1" office:value-type="string">
            <text:p text:style-name="P1"><text:span text:style-name="T1">9 </text:span><text:span text:style-name="T2">×</text:span><text:span text:style-name="T1"> 10 =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9 </text:span><text:span text:style-name="T2">×</text:span><text:span text:style-name="T1"> 11 =</text:span></text:p>
          </table:table-cell>
          <table:table-cell table:style-name="Table1.A1" office:value-type="string">
            <text:p text:style-name="P1"><text:span text:style-name="T1">10 </text:span><text:span text:style-name="T2">×</text:span><text:span text:style-name="T1"> 10 =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2pt" fo:language="en" fo:country="US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rd" style:family="paragraph">
      <style:paragraph-properties fo:margin-top="0.889in" fo:margin-bottom="0.889in" style:contextual-spacing="false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6pt" fo:font-weight="bold" style:font-name-asian="Times New Roman" style:font-family-asian="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305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4  2 =</dc:title>
    <meta:initial-creator>Barbara Ann Kepple</meta:initial-creator>
    <meta:creation-date>2001-07-13T09:44:00</meta:creation-date>
    <dc:creator>Ted Felix</dc:creator>
    <dc:date>2001-07-13T10:09:00</dc:date>
    <meta:print-date>2001-03-31T10:28:00</meta:print-date>
    <meta:editing-cycles>4</meta:editing-cycles>
    <meta:editing-duration>PT13M</meta:editing-duration>
    <meta:document-statistic meta:table-count="1" meta:image-count="0" meta:object-count="0" meta:page-count="10" meta:paragraph-count="76" meta:word-count="304" meta:character-count="554" meta:non-whitespace-character-count="326"/>
    <meta:generator>LibreOffice/24.2.7.2$Linux_X86_64 LibreOffice_project/420$Build-2</meta:generator>
  </office:meta>
</office:document-meta>
</file>